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212cm" svg:height="0.836cm" draw:transform="rotate (1.5707963267949) translate (3.2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2.4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7.8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7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1.5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1.3cm 0.389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6.2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6cm 0.389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3" draw:layer="layout" svg:x1="5.8cm" svg:y1="4.914cm" svg:x2="4.8cm" svg:y2="1.314cm">
            <text:p/>
          </draw:line>
          <draw:line draw:style-name="gr5" draw:text-style-name="P3" draw:layer="layout" svg:x1="4.8cm" svg:y1="1.214cm" svg:x2="7.9cm" svg:y2="1.014cm">
            <text:p/>
          </draw:line>
          <draw:g>
            <draw:line draw:style-name="gr6" draw:text-style-name="P4" draw:layer="layout" svg:x1="8.1cm" svg:y1="1.214cm" svg:x2="8.1cm" svg:y2="0.714cm">
              <text:p/>
            </draw:line>
            <draw:line draw:style-name="gr6" draw:text-style-name="P4" draw:layer="layout" svg:x1="7.85cm" svg:y1="0.964cm" svg:x2="8.35cm" svg:y2="0.964cm">
              <text:p/>
            </draw:line>
            <draw:line draw:style-name="gr6" draw:text-style-name="P4" draw:layer="layout" svg:x1="7.923cm" svg:y1="1.141cm" svg:x2="8.277cm" svg:y2="0.787cm">
              <text:p/>
            </draw:line>
            <draw:line draw:style-name="gr6" draw:text-style-name="P4" draw:layer="layout" svg:x1="8.277cm" svg:y1="1.141cm" svg:x2="7.923cm" svg:y2="0.787cm">
              <text:p/>
            </draw:line>
          </draw:g>
          <draw:g>
            <draw:line draw:style-name="gr6" draw:text-style-name="P4" draw:layer="layout" svg:x1="4.75cm" svg:y1="1.514cm" svg:x2="4.75cm" svg:y2="1.014cm">
              <text:p/>
            </draw:line>
            <draw:line draw:style-name="gr6" draw:text-style-name="P4" draw:layer="layout" svg:x1="4.5cm" svg:y1="1.264cm" svg:x2="5cm" svg:y2="1.264cm">
              <text:p/>
            </draw:line>
            <draw:line draw:style-name="gr6" draw:text-style-name="P4" draw:layer="layout" svg:x1="4.573cm" svg:y1="1.441cm" svg:x2="4.927cm" svg:y2="1.087cm">
              <text:p/>
            </draw:line>
            <draw:line draw:style-name="gr6" draw:text-style-name="P4" draw:layer="layout" svg:x1="4.927cm" svg:y1="1.441cm" svg:x2="4.573cm" svg:y2="1.087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6-05T13:23:46.716004140</meta:creation-date>
    <dc:date>2020-11-30T15:22:41.645043403</dc:date>
    <meta:editing-duration>PT36M34S</meta:editing-duration>
    <meta:editing-cycles>5</meta:editing-cycles>
    <meta:generator>LibreOffice/7.0.3.1$Linux_X86_64 LibreOffice_project/00$Build-1</meta:generator>
    <meta:document-statistic meta:object-count="25"/>
  </office:meta>
</office:document-meta>
</file>